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9.134cm"/>
      <style:paragraph-properties style:writing-mode="lr-tb"/>
    </style:style>
    <style:style style:name="pr3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4cm" svg:y="0.628cm" presentation:class="title">
          <draw:text-box>
            <text:p>Blossoming 花藝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GD102_08 倪鈺娟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6T05:50:39.313000000</meta:creation-date>
    <dc:date>2022-07-26T05:54:30.174000000</dc:date>
    <meta:editing-duration>PT3M52S</meta:editing-duration>
    <meta:editing-cycles>1</meta:editing-cycles>
    <meta:document-statistic meta:object-count="25"/>
    <meta:generator>LibreOffice/7.1.6.2$Windows_X86_64 LibreOffice_project/0e133318fcee89abacd6a7d077e292f1145735c3</meta:generator>
  </office:meta>
</office:document-meta>
</file>